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d89" officeooo:paragraph-rsid="00015d89"/>
    </style:style>
    <style:style style:name="P2" style:family="paragraph" style:parent-style-name="Standard">
      <style:text-properties officeooo:rsid="00015d89" officeooo:paragraph-rsid="0001e92b"/>
    </style:style>
    <style:style style:name="P3" style:family="paragraph" style:parent-style-name="Standard">
      <style:text-properties officeooo:rsid="00015d89" officeooo:paragraph-rsid="00043d8e"/>
    </style:style>
    <style:style style:name="P4" style:family="paragraph" style:parent-style-name="Standard">
      <style:text-properties officeooo:rsid="00015d89" officeooo:paragraph-rsid="00060081"/>
    </style:style>
    <style:style style:name="P5" style:family="paragraph" style:parent-style-name="Standard">
      <style:text-properties officeooo:rsid="0001e92b" officeooo:paragraph-rsid="0001e92b"/>
    </style:style>
    <style:style style:name="P6" style:family="paragraph" style:parent-style-name="Standard">
      <style:text-properties officeooo:rsid="00043d8e" officeooo:paragraph-rsid="00043d8e"/>
    </style:style>
    <style:style style:name="P7" style:family="paragraph" style:parent-style-name="Standard">
      <style:text-properties officeooo:rsid="00060081" officeooo:paragraph-rsid="00060081"/>
    </style:style>
    <style:style style:name="P8" style:family="paragraph" style:parent-style-name="Standard">
      <style:text-properties officeooo:rsid="0006b72a" officeooo:paragraph-rsid="0001e92b"/>
    </style:style>
    <style:style style:name="P9" style:family="paragraph" style:parent-style-name="Standard">
      <style:text-properties officeooo:rsid="0006b72a" officeooo:paragraph-rsid="0006b72a"/>
    </style:style>
    <style:style style:name="P10" style:family="paragraph" style:parent-style-name="Standard">
      <style:text-properties officeooo:rsid="0008ad9b" officeooo:paragraph-rsid="00060081"/>
    </style:style>
    <style:style style:name="P11" style:family="paragraph" style:parent-style-name="Standard">
      <style:text-properties officeooo:rsid="000a735b" officeooo:paragraph-rsid="000a735b"/>
    </style:style>
    <style:style style:name="P12" style:family="paragraph" style:parent-style-name="Standard">
      <style:text-properties officeooo:rsid="00015d89" officeooo:paragraph-rsid="00015d89"/>
    </style:style>
    <style:style style:name="P13" style:family="paragraph" style:parent-style-name="Standard">
      <style:text-properties officeooo:rsid="000b26a5" officeooo:paragraph-rsid="000b26a5"/>
    </style:style>
    <style:style style:name="P14" style:family="paragraph" style:parent-style-name="Standard">
      <style:text-properties officeooo:rsid="00071ac5" officeooo:paragraph-rsid="00071ac5"/>
    </style:style>
    <style:style style:name="P15" style:family="paragraph" style:parent-style-name="Standard">
      <style:text-properties officeooo:rsid="000bc941" officeooo:paragraph-rsid="000bc941"/>
    </style:style>
    <style:style style:name="T1" style:family="text">
      <style:text-properties officeooo:rsid="0001e92b"/>
    </style:style>
    <style:style style:name="T2" style:family="text">
      <style:text-properties officeooo:rsid="00060081"/>
    </style:style>
    <style:style style:name="T3" style:family="text">
      <style:text-properties officeooo:rsid="0006b72a"/>
    </style:style>
    <style:style style:name="T4" style:family="text">
      <style:text-properties officeooo:rsid="000cbc97"/>
    </style:style>
    <style:style style:name="T5" style:family="text">
      <style:text-properties officeooo:rsid="000e7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rospetiva 2024</text:p>
      <text:p text:style-name="P1"/>
      <text:p text:style-name="P13">Olá rede! Lúcio José é meu nome, atuo no mercado como desenvolvedor de softwares e formador (credenciado pelo cenfor). Como programador conto com mais de 20 participações em projectos tecnológico<text:span text:style-name="T4">s</text:span>, ao passo que, como formador tive o privilegio de formar/orientar mais de 50 profisionais por conta própria e em empresas como: Mundo da tecnologia e Dline code.</text:p>
      <text:p text:style-name="P13"/>
      <text:p text:style-name="P11">Acompanhe na descrição a baixo todas atividades que marcaram profissionalmente a minha caminha<text:span text:style-name="T5">da</text:span> de Janeiro até a presente data.</text:p>
      <text:p text:style-name="P1"/>
      <text:p text:style-name="P4">02 de Janeiro: </text:p>
      <text:p text:style-name="P4"><text:span text:style-name="T2">C</text:span>riação do insotec</text:p>
      <text:p text:style-name="P1"><text:span text:style-name="T2">By: </text:span>Lúcio e Matuta</text:p>
      <text:p text:style-name="P1"/>
      <text:p text:style-name="P3">06 de Março:</text:p>
      <text:p text:style-name="P3">Tornei-me prestador de serviço no MundoTec, Meio período</text:p>
      <text:p text:style-name="P1">Cargo: Formador – Orientador de estágio.</text:p>
      <text:p text:style-name="P1"/>
      <text:p text:style-name="P1">07 de Março: </text:p>
      <text:p text:style-name="P1">Fui o orientador de estágio de ++6 médios técnicos em programação web no MundoTec (1ªturma)</text:p>
      <text:p text:style-name="P1"/>
      <text:p text:style-name="P1">14 de Março: </text:p>
      <text:p text:style-name="P1">comecei a formar a segunda turma de programação com + de 7 inscritos (2ªturma)</text:p>
      <text:p text:style-name="P1"/>
      <text:p text:style-name="P1">1 Abril:</text:p>
      <text:p text:style-name="P1">Tive o privilégio de ser orientador de +14 estagiários provenientes de diversos institutos/universidades como: Academia BAI, UCAN. Afrilaure (3ªturma)</text:p>
      <text:p text:style-name="P1"/>
      <text:p text:style-name="P1">23 de Abril: </text:p>
      <text:p text:style-name="P1">Terminou o período de orientação da 1ªturma tendo originado + de 3 projetos tecnológicos: ZeckArt (Escola de arte online), Lisa(Assistente virtual), Línguas Nacionais(Dicionário e aulas de línguas nacionais), Gest(gestão de locais comerciais).</text:p>
      <text:p text:style-name="P1"/>
      <text:p text:style-name="P1">24 de Abril:</text:p>
      <text:p text:style-name="P1">Terminou o período de estágio da 2ªturma orientada por mim.</text:p>
      <text:p text:style-name="P1"/>
      <text:p text:style-name="P1">28 de Abril:</text:p>
      <text:p text:style-name="P1">Com foco em me tornar credenciado pelo CENFOR, comecei a formação (FIFOR) no centro Emucuta.</text:p>
      <text:p text:style-name="P1"/>
      <text:p text:style-name="P1">16 de Maio:</text:p>
      <text:p text:style-name="P1">Tive o privilégio de orientar +30 estagiários finalistas do ensino médio técnico provenientes do colégio Santa Ana (4ªturma).</text:p>
      <text:p text:style-name="P1"/>
      <text:p text:style-name="P1">27 de Maio:</text:p>
      <text:p text:style-name="P1">Estagiários que tive o prazer de liderar atenderam ao convite para magnífica atividade “Mente valorizada”.</text:p>
      <text:p text:style-name="P1"/>
      <text:p text:style-name="P6">28 de Maio</text:p>
      <text:p text:style-name="P6">Tive o privilegio de dar formação de front-end durante 1 mês na academia DLine-code</text:p>
      <text:p text:style-name="P6"/>
      <text:p text:style-name="P1">17, 18, 19 Junho:</text:p>
      <text:p text:style-name="P1"><text:soft-page-break/>Como representantes do MundoTec (Eu, meus formandos, Eng.Vicente, mais…) participa<text:span text:style-name="T2">mos</text:span> <text:span text:style-name="T2">n</text:span>a 3ªedição da feira de ciência e tecnologia (CITE), organizada pela universidade Óscar Ribas.</text:p>
      <text:p text:style-name="P1"/>
      <text:p text:style-name="P1">14 de Julho:</text:p>
      <text:p text:style-name="P1">Terminei com êxito a formação FPIFOR, tornei-me membro da bolsa de formadores de Angola</text:p>
      <text:p text:style-name="P1"/>
      <text:p text:style-name="P1">1 de Julho:</text:p>
      <text:p text:style-name="P5">Terminou o período de orientação da (3ª e 4ª turma), desta feita marcando o fim da 20ª edição do ciclo de estágios no mundo da tecnologia.</text:p>
      <text:p text:style-name="P1"/>
      <text:p text:style-name="P1">19 de Julho:</text:p>
      <text:p text:style-name="P5">Abertura da 21ªedicação do ciclo de estágios, estou orientado até a presente data, estagiários em programação, provenientes da universidade Utanga, Institulo Alda Lara, Itel...</text:p>
      <text:p text:style-name="P1"/>
      <text:p text:style-name="P2">12 de Agosto: </text:p>
      <text:p text:style-name="P2"><text:span text:style-name="T1">Com foco em melhorar minha forma de comunicar, formei-me em: “Oratória de alta performance” no Training center</text:span> Kultivi, <text:span text:style-name="T1">Brasil</text:span></text:p>
      <text:p text:style-name="P8"/>
      <text:p text:style-name="P9">Um dos estagiários que fora orientado por mim tornou-se meu colega, outros foram selecionados em outras vagas de emprego como é o caso do @Wilson que encontra-se atualmente prestando serviço na TV-cabo.</text:p>
      <text:p text:style-name="P2"/>
      <text:p text:style-name="P7">Meu esforço diário é que eu seja sempre o reflexo do que ensino, não cheguei onde almejo profissionalmente chegar, há ainda muito caminho por percorrer. <text:span text:style-name="T3">Diariamente me tenho lembrado que nasci pra ser excelente e poder agregar valores positivos na vida de outrem.</text:span></text:p>
      <text:p text:style-name="P10"/>
      <text:p text:style-name="P14">Thank’s my god!</text:p>
      <text:p text:style-name="P14"/>
      <text:p text:style-name="P15">#programador #formador</text:p>
      <text:p text:style-name="P15">#programacao #software</text:p>
      <text:p text:style-name="P15">#engenheiro #tecnologia</text:p>
      <text:p text:style-name="P15">#professor #curso</text:p>
      <text:p text:style-name="P15">#retrospectiva #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53:58.806133380</meta:creation-date>
    <dc:date>2024-09-26T13:23:22.424067661</dc:date>
    <meta:editing-duration>PT3H59M11S</meta:editing-duration>
    <meta:editing-cycles>14</meta:editing-cycles>
    <meta:generator>LibreOffice/7.5.9.2$Linux_X86_64 LibreOffice_project/50$Build-2</meta:generator>
    <meta:document-statistic meta:table-count="0" meta:image-count="0" meta:object-count="0" meta:page-count="2" meta:paragraph-count="45" meta:word-count="493" meta:character-count="3149" meta:non-whitespace-character-count="2695"/>
  </office:meta>
</office:document-meta>
</file>